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ndlagen</text:p>
      <text:p text:style-name="P1"><text:span text:style-name="T1"/></text:p>
      <text:p text:style-name="P1"><text:span text:style-name="T1">Was ist ein Core?</text:span></text:p>
      <text:p text:style-name="P1"><text:span text:style-name="T1"/></text:p>
      <text:p text:style-name="P1"><text:span text:style-name="T1">Was ist eine ALU?</text:span></text:p>
      <text:p text:style-name="P1"><text:span text:style-name="T1"/></text:p>
      <text:p text:style-name="P1"><text:span text:style-name="T1">Was ist ein Prozess, was ein Thread?</text:span></text:p>
      <text:p text:style-name="P1"><text:span text:style-name="T1"/></text:p>
      <text:p text:style-name="P1"><text:span text:style-name="T1">Was ist ein Betriebssystem?</text:span></text:p>
      <text:p text:style-name="P1"><text:span text:style-name="T1"/></text:p>
      <text:p text:style-name="P1"><text:span text:style-name="T1">Was sind die Ziele von verteilten Systemen?</text:span></text:p>
      <text:p text:style-name="P1"><text:span text:style-name="T1"/></text:p>
      <text:p text:style-name="P1"><text:span text:style-name="T1">Was ist SIMD was ist MIMD?</text:span></text:p>
      <text:p text:style-name="P1"><text:span text:style-name="T1"/></text:p>
      <text:p text:style-name="P1"><text:span text:style-name="T1">Wie sieht das Multitasking aus bei Threads?</text:span></text:p>
      <text:p text:style-name="P1"><text:span text:style-name="T1"/></text:p>
      <text:p text:style-name="P1"><text:span text:style-name="T1">Was ist eine Pipeline?</text:span></text:p>
      <text:p text:style-name="P1"><text:span text:style-name="T1"/></text:p>
      <text:p text:style-name="P1">SIMD</text:p>
      <text:p text:style-name="P1"><text:span text:style-name="T1"/></text:p>
      <text:p text:style-name="P1"><text:span text:style-name="T1">Was ist Superskalarität?</text:span></text:p>
      <text:p text:style-name="P1"><text:span text:style-name="T1"/></text:p>
      <text:p text:style-name="P1"><text:span text:style-name="T1">Was ist eine Superskalare Pipeline?</text:span></text:p>
      <text:p text:style-name="P1"><text:span text:style-name="T1"/></text:p>
      <text:p text:style-name="P1"><text:span text:style-name="T1">Was ist ein Superskalarer Compiler?</text:span></text:p>
      <text:p text:style-name="P1"><text:span text:style-name="T1"/></text:p>
      <text:p text:style-name="P1"><text:span text:style-name="T1">Was ist ine Out of Order Analyse?</text:span></text:p>
      <text:p text:style-name="P1"><text:span text:style-name="T1"/></text:p>
      <text:p text:style-name="P1"><text:span text:style-name="T1">Was ist die Maximale Verbesserungsrate bei Superskalarität?</text:span></text:p>
      <text:p text:style-name="P1"><text:span text:style-name="T1"/></text:p>
      <text:p text:style-name="P1"><text:span text:style-name="T1">Was für Out of Order Verfahren gibt es?</text:span></text:p>
      <text:p text:style-name="P1"><text:span text:style-name="T1"/></text:p>
      <text:p text:style-name="P1"><text:span text:style-name="T1">Was ist Vektor Prozessierung?</text:span></text:p>
      <text:p text:style-name="P1"><text:span text:style-name="T1"/></text:p>
      <text:p text:style-name="P1"><text:span text:style-name="T1">Was sind Synergistische Execution Units?</text:span></text:p>
      <text:p text:style-name="P1"><text:span text:style-name="T1"/></text:p>
      <text:p text:style-name="P1">Multithreading</text:p>
      <text:p text:style-name="P1"><text:span text:style-name="T1"/></text:p>
      <text:p text:style-name="P1"><text:span text:style-name="T1">Was ist Symetrisches Multiprocessing? Was sind die limitationen?</text:span></text:p>
      <text:p text:style-name="P1"><text:span text:style-name="T1"/></text:p>
      <text:p text:style-name="P1"><text:span text:style-name="T1">Was ist Manycore?</text:span></text:p>
      <text:p text:style-name="P1"><text:span text:style-name="T1"/></text:p>
      <text:p text:style-name="P1"><text:span text:style-name="T1">Was ist eine Mehrkern CPU?</text:span></text:p>
      <text:p text:style-name="P1"><text:span text:style-name="T1"/></text:p>
      <text:p text:style-name="P1"><text:span text:style-name="T1">Was ist Simultanious Multithreading?</text:span></text:p>
      <text:p text:style-name="P1"><text:span text:style-name="T1"/></text:p>
      <text:p text:style-name="P1"><text:span text:style-name="T1">10 Themenbereiche 3 Punkte pro Themenbereich</text:span></text:p>
      <text:p text:style-name="P1"><text:span text:style-name="T1">pro Themenbereich paar vllt 4 kleine Fragen mit kleinen Antworten</text:span></text:p>
      <text:p text:style-name="P1"><text:span text:style-name="T1">Überall Grundlagen also Definitionen wissen bringen</text:span></text:p>
      <text:p text:style-name="P1"><text:span text:style-name="T1">und Übertragenes Wissen</text:span></text:p>
      <text:p text:style-name="P1"><text:span text:style-name="T1">typische Frage: Simd Mimd Sisd hälfte der Zeit -&gt; Hälfte der Fragen</text:span></text:p>
      <text:p text:style-name="P1"><text:span text:style-name="T1">Fragen zu Subjekt Orientierten Services und Objekt Orientierten Services</text:span></text:p>
      <text:p text:style-name="P1"><text:soft-page-break/><text:span text:style-name="T1">Edge Server und ACID Kriterien Auf jeden Fall</text:span></text:p>
      <text:p text:style-name="P1"><text:span text:style-name="T1">Kein Code!! </text:span></text:p>
      <text:p text:style-name="P1"><text:span text:style-name="T1">Alles Nur Verstehen. Grafiken nich nachmalen, sondern neu selber machen</text:span></text:p>
      <text:p text:style-name="P1"><text:span text:style-name="T1">Cache cs. Replikation</text:span></text:p>
      <text:p text:style-name="P1"><text:span text:style-name="T1">TCP vs. UDP</text:span></text:p>
      <text:p text:style-name="P1"><text:span text:style-name="T1">Skalierung mit irgendeinem Gesetz Keine Skalierungsberechnungen</text:span></text:p>
      <text:p text:style-name="P1"><text:span text:style-name="T1">Größenordnung der Skalierungsfaktoren Tabellen</text:span></text:p>
      <text:p text:style-name="P1"><text:span text:style-name="T1">GrößenOrdnung der Verfahren stehen drin. Grob Auswendiglernen als einziges Detailwissen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7M19S</meta:editing-duration>
    <meta:editing-cycles>31</meta:editing-cycles>
    <meta:generator>OpenOffice.org/3.4.1$Win32 OpenOffice.org_project/341m1$Build-9593</meta:generator>
    <dc:date>2015-07-17T17:08:34.39</dc:date>
    <meta:document-statistic meta:table-count="0" meta:image-count="0" meta:object-count="0" meta:page-count="2" meta:paragraph-count="37" meta:word-count="202" meta:character-count="1374"/>
    <meta:user-defined meta:name="Info 1"/>
    <meta:user-defined meta:name="Info 2"/>
    <meta:user-defined meta:name="Info 3"/>
    <meta:user-defined meta:name="Info 4"/>
  </office:meta>
</office:document-meta>
</file>